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3b7f4e" officeooo:paragraph-rsid="013bdf79"/>
    </style:style>
    <style:style style:name="P82" style:family="paragraph" style:parent-style-name="Standard">
      <style:text-properties officeooo:rsid="0040aad6" officeooo:paragraph-rsid="013bdf79"/>
    </style:style>
    <style:style style:name="P83" style:family="paragraph" style:parent-style-name="Standard">
      <style:text-properties officeooo:rsid="0041de30" officeooo:paragraph-rsid="013bdf79"/>
    </style:style>
    <style:style style:name="P84" style:family="paragraph" style:parent-style-name="Standard">
      <style:text-properties officeooo:rsid="00435d8f" officeooo:paragraph-rsid="013bdf79"/>
    </style:style>
    <style:style style:name="P85" style:family="paragraph" style:parent-style-name="Standard">
      <style:text-properties officeooo:rsid="0043c80e" officeooo:paragraph-rsid="013bdf79"/>
    </style:style>
    <style:style style:name="P86" style:family="paragraph" style:parent-style-name="Standard">
      <style:text-properties officeooo:rsid="0046bf8b" officeooo:paragraph-rsid="013bdf79"/>
    </style:style>
    <style:style style:name="P87" style:family="paragraph" style:parent-style-name="Standard">
      <style:text-properties officeooo:rsid="00485b01" officeooo:paragraph-rsid="013bdf79"/>
    </style:style>
    <style:style style:name="P88" style:family="paragraph" style:parent-style-name="Standard">
      <style:text-properties officeooo:rsid="004909dc" officeooo:paragraph-rsid="013bdf79"/>
    </style:style>
    <style:style style:name="P89" style:family="paragraph" style:parent-style-name="Standard">
      <style:text-properties officeooo:rsid="004a2717" officeooo:paragraph-rsid="013bdf79"/>
    </style:style>
    <style:style style:name="P90" style:family="paragraph" style:parent-style-name="Standard">
      <style:text-properties officeooo:rsid="00554182" officeooo:paragraph-rsid="013bdf79"/>
    </style:style>
    <style:style style:name="P91" style:family="paragraph" style:parent-style-name="Standard">
      <style:text-properties officeooo:rsid="0057afe8" officeooo:paragraph-rsid="013bdf79"/>
    </style:style>
    <style:style style:name="P92" style:family="paragraph" style:parent-style-name="Standard">
      <style:text-properties officeooo:rsid="004c8f4c" officeooo:paragraph-rsid="013bdf79"/>
    </style:style>
    <style:style style:name="P93" style:family="paragraph" style:parent-style-name="Standard">
      <style:text-properties officeooo:rsid="004c8f4c" officeooo:paragraph-rsid="014e96bb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fc7d"/>
    </style:style>
    <style:style style:name="T44" style:family="text">
      <style:text-properties officeooo:rsid="0118d7b2"/>
    </style:style>
    <style:style style:name="T45" style:family="text">
      <style:text-properties officeooo:rsid="0122091f"/>
    </style:style>
    <style:style style:name="T46" style:family="text">
      <style:text-properties officeooo:rsid="01242d77"/>
    </style:style>
    <style:style style:name="T47" style:family="text">
      <style:text-properties officeooo:rsid="012771c8"/>
    </style:style>
    <style:style style:name="T48" style:family="text">
      <style:text-properties officeooo:rsid="0128b67e"/>
    </style:style>
    <style:style style:name="T49" style:family="text">
      <style:text-properties officeooo:rsid="0139303b"/>
    </style:style>
    <style:style style:name="T50" style:family="text">
      <style:text-properties officeooo:rsid="0032d99c"/>
    </style:style>
    <style:style style:name="T51" style:family="text">
      <style:text-properties officeooo:rsid="003cfac0"/>
    </style:style>
    <style:style style:name="T52" style:family="text">
      <style:text-properties officeooo:rsid="004b610c"/>
    </style:style>
    <style:style style:name="T53" style:family="text">
      <style:text-properties officeooo:rsid="004599d8"/>
    </style:style>
    <style:style style:name="T54" style:family="text">
      <style:text-properties officeooo:rsid="014c5c63"/>
    </style:style>
    <style:style style:name="T55" style:family="text">
      <style:text-properties officeooo:rsid="014e96bb"/>
    </style:style>
    <style:style style:name="T56" style:family="text">
      <style:text-properties officeooo:rsid="015c2bf9"/>
    </style:style>
    <style:style style:name="T57" style:family="text">
      <style:text-properties officeooo:rsid="0160e1a4"/>
    </style:style>
    <style:style style:name="T58" style:family="text">
      <style:text-properties officeooo:rsid="016a1ad0"/>
    </style:style>
    <style:style style:name="T59" style:family="text">
      <style:text-properties officeooo:rsid="016e7035"/>
    </style:style>
    <style:style style:name="T60" style:family="text">
      <style:text-properties officeooo:rsid="01708d2c"/>
    </style:style>
    <style:style style:name="T61" style:family="text">
      <style:text-properties officeooo:rsid="01737071"/>
    </style:style>
    <style:style style:name="T62" style:family="text">
      <style:text-properties officeooo:rsid="0174587a"/>
    </style:style>
    <style:style style:name="T63" style:family="text">
      <style:text-properties officeooo:rsid="01776dd7"/>
    </style:style>
    <style:style style:name="T64" style:family="text">
      <style:text-properties officeooo:rsid="017be772"/>
    </style:style>
    <style:style style:name="T65" style:family="text">
      <style:text-properties officeooo:rsid="018aa769"/>
    </style:style>
    <style:style style:name="T66" style:family="text">
      <style:text-properties officeooo:rsid="018d33e4"/>
    </style:style>
    <style:style style:name="T67" style:family="text">
      <style:text-properties officeooo:rsid="018ea9f6"/>
    </style:style>
    <style:style style:name="T68" style:family="text">
      <style:text-properties officeooo:rsid="018fa9a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3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4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5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6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7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8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9">4</text:span><text:a xlink:type="simple" xlink:href="https://CODERPROG.COM/LEARN-EXPRESSJS-BUILDING-PROJECTS/1de4" text:style-name="Internet_20_link" text:visited-style-name="Visited_20_Internet_20_Link"><text:span text:style-name="T49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2"><text:a xlink:type="simple" xlink:href="https://coderprog.com/javascript-patterns/" text:style-name="Internet_20_link" text:visited-style-name="Visited_20_Internet_20_Link"/></text:p>
      <text:p text:style-name="P93"><text:a xlink:type="simple" xlink:href="https://coderprog.com/modern-javascript-microservices-webrtc-react/" text:style-name="Internet_20_link" text:visited-style-name="Visited_20_Internet_20_Link"><text:span text:style-name="T55">HTTPS://CODERPROG.COM/MODERN-JAVASCRIPT-MICROSERVICES-WEBRTC-REACT/</text:span></text:a><text:span text:style-name="T55">3de3</text:span></text:p>
      <text:p text:style-name="P93"><text:a xlink:type="simple" xlink:href="https://coderprog.com/javascript-patterns/" text:style-name="Internet_20_link" text:visited-style-name="Visited_20_Internet_20_Link">HTTPS://CODERPROG.COM/JAVASCRIPT-PATTERNS/</text:a><text:span text:style-name="T56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7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4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8">4de4</text:span></text:p>
      <text:p text:style-name="P65"><text:a xlink:type="simple" xlink:href="https://coderprog.com/understand-javascript/" text:style-name="Internet_20_link" text:visited-style-name="Visited_20_Internet_20_Link"><text:span text:style-name="T50">HTTPS://CODERPROG.COM/UNDERSTAND-JAVASCRIPT/</text:span></text:a><text:span text:style-name="T50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59">2de2</text:span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text:span text:style-name="T60">2de2</text:span></text:p>
      <text:p text:style-name="P67"><text:a xlink:type="simple" xlink:href="https://coderprog.com/ultimate-javascript-objects/1de" text:style-name="Internet_20_link" text:visited-style-name="Visited_20_Internet_20_Link">HTTPS://CODERPROG.COM/ULTIMATE-JAVASCRIPT-OBJECTS/</text:a><text:span text:style-name="T61">2de2</text:span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text:span text:style-name="T62">2de2</text:span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text:span text:style-name="T63">2de2</text:span></text:p>
      <text:p text:style-name="P66"/>
      <text:p text:style-name="P66"><text:tab/></text:p>
      <text:p text:style-name="P70"><text:a xlink:type="simple" xlink:href="https://coderprog.com/master-the-mean-stack/" text:style-name="Internet_20_link" text:visited-style-name="Visited_20_Internet_20_Link">HTTPS://CODERPROG.COM/MASTER-THE-MEAN-STACK/</text:a><text:span text:style-name="T64">2de2</text:span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text:span text:style-name="T65">8de8</text:span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text:span text:style-name="T66">2de2</text:span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text:span text:style-name="T67">2de2</text:span></text:p>
      <text:p text:style-name="P74"><text:a xlink:type="simple" xlink:href="https://coderprog.com/developing-mongodb/" text:style-name="Internet_20_link" text:visited-style-name="Visited_20_Internet_20_Link">HTTPS://CODERPROG.COM/DEVELOPING-MONGODB/</text:a><text:span text:style-name="T68">1de2</text:span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1">https://coderprog.com/mastering-typescript-video/</text:span></text:a></text:p>
      <text:p text:style-name="P77"><text:a xlink:type="simple" xlink:href="https://coderprog.com/learn-typescript-angular-development/" text:style-name="Internet_20_link" text:visited-style-name="Visited_20_Internet_20_Link">https://coderprog.com/learn-typescript-angular-development/</text:a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/text:p>
      <text:p text:style-name="P81"><text:a xlink:type="simple" xlink:href="https://coderprog.com/angular2-typescript-web-dev/" text:style-name="Internet_20_link" text:visited-style-name="Visited_20_Internet_20_Link">https://coderprog.com/angular2-typescript-web-dev/</text:a></text:p>
      <text:p text:style-name="P82"><text:a xlink:type="simple" xlink:href="https://coderprog.com/angular-2-crash-course/" text:style-name="Internet_20_link" text:visited-style-name="Visited_20_Internet_20_Link">https://coderprog.com/angular-2-crash-course/</text:a></text:p>
      <text:p text:style-name="P82"/>
      <text:p text:style-name="P82"/>
      <text:p text:style-name="P83"><text:a xlink:type="simple" xlink:href="https://coderprog.com/complete-angular-master-class/" text:style-name="Internet_20_link" text:visited-style-name="Visited_20_Internet_20_Link"><text:span text:style-name="T52">https://coderprog.com/complete-angular-master-class/</text:span></text:a></text:p>
      <text:p text:style-name="P83"><text:a xlink:type="simple" xlink:href="https://coderprog.com/learning-angularjs-2/" text:style-name="Internet_20_link" text:visited-style-name="Visited_20_Internet_20_Link">https://coderprog.com/learning-angularjs-2/</text:a></text:p>
      <text:p text:style-name="P84"><text:a xlink:type="simple" xlink:href="https://coderprog.com/angular-2-core-concepts/" text:style-name="Internet_20_link" text:visited-style-name="Visited_20_Internet_20_Link"><text:span text:style-name="T53">https://coderprog.com/angular-2-core-concepts/</text:span></text:a></text:p>
      <text:p text:style-name="P84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5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6"><text:a xlink:type="simple" xlink:href="https://coderprog.com/angular-4-front-back/" text:style-name="Internet_20_link" text:visited-style-name="Visited_20_Internet_20_Link">https://coderprog.com/angular-4-front-back/</text:a></text:p>
      <text:p text:style-name="P87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8"><text:a xlink:type="simple" xlink:href="https://coderprog.com/starting-with-angular/" text:style-name="Internet_20_link" text:visited-style-name="Visited_20_Internet_20_Link">https://coderprog.com/starting-with-angular/</text:a></text:p>
      <text:p text:style-name="P89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90"><text:a xlink:type="simple" xlink:href="https://coderprog.com/server-side-programming-node-js/" text:style-name="Internet_20_link" text:visited-style-name="Visited_20_Internet_20_Link"/></text:p>
      <text:p text:style-name="P90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1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6T17:26:27.326862836</dc:date>
    <meta:editing-duration>PT12H37M17S</meta:editing-duration>
    <meta:editing-cycles>265</meta:editing-cycles>
    <meta:document-statistic meta:table-count="0" meta:image-count="0" meta:object-count="0" meta:page-count="3" meta:paragraph-count="95" meta:word-count="97" meta:character-count="5181" meta:non-whitespace-character-count="5174"/>
  </office:meta>
</office:document-meta>
</file>